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nkMacSystemFont" svg:font-family="BlinkMacSystemFont"/>
    <style:font-face style:name="Calibri" svg:font-family="Calibri"/>
    <style:font-face style:name="Docs-Calibri" svg:font-family="Docs-Calibri"/>
    <style:font-face style:name="System-ui" svg:font-family="System-u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5.06pt"/>
    </style:style>
    <style:style style:name="co2" style:family="table-column">
      <style:table-column-properties fo:break-before="auto" style:column-width="76.96pt"/>
    </style:style>
    <style:style style:name="co3" style:family="table-column">
      <style:table-column-properties fo:break-before="auto" style:column-width="291.8pt"/>
    </style:style>
    <style:style style:name="co4" style:family="table-column">
      <style:table-column-properties fo:break-before="auto" style:column-width="133.34pt"/>
    </style:style>
    <style:style style:name="co5" style:family="table-column">
      <style:table-column-properties fo:break-before="auto" style:column-width="46.49pt"/>
    </style:style>
    <style:style style:name="co6" style:family="table-column">
      <style:table-column-properties fo:break-before="auto" style:column-width="40.39pt"/>
    </style:style>
    <style:style style:name="co7" style:family="table-column">
      <style:table-column-properties fo:break-before="auto" style:column-width="117.3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4.26pt" fo:break-before="auto" style:use-optimal-row-height="false"/>
    </style:style>
    <style:style style:name="ta1" style:family="table" style:master-page-name="PageStyle_5f_Form_20_Responses_20_1">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83838" style:text-outline="false" style:text-line-through-style="none" style:text-line-through-type="none" style:font-name="System-ui" fo:font-size="18pt" fo:font-style="normal" fo:text-shadow="none" style:text-underline-style="none" fo:font-weight="bold" style:font-size-asian="18pt" style:font-style-asian="normal" style:font-weight-asian="bold" style:font-name-complex="System-ui" style:font-size-complex="18pt" style:font-style-complex="normal" style:font-weight-complex="bold"/>
    </style:style>
    <style:style style:name="ce4" style:family="table-cell" style:parent-style-name="Default">
      <style:table-cell-properties fo:background-color="#0099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System-ui" fo:font-size="11pt" fo:font-style="normal" fo:text-shadow="none" style:text-underline-style="none" fo:font-weight="normal" style:font-size-asian="11pt" style:font-style-asian="normal" style:font-weight-asian="normal" style:font-name-complex="System-ui"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4a86e8"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4a86e8"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0.74pt solid #4a86e8" style:direction="ltr" fo:border-right="0.74pt solid #4a86e8"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0.74pt solid #4a86e8" style:direction="ltr" fo:border-right="0.74pt solid #4a86e8"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style:diagonal-bl-tr="none" style:diagonal-tl-br="none" fo:border-left="0.74pt solid #4a86e8" fo:border-right="0.74pt solid #4a86e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0.74pt solid #4a86e8" fo:border-right="0.74pt solid #4a86e8"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0.74pt solid #4a86e8" style:direction="ltr" fo:border-right="0.74pt solid #4a86e8"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fo:border-bottom="none" style:diagonal-bl-tr="none" style:diagonal-tl-br="none" style:text-align-source="value-type" style:repeat-content="false" fo:wrap-option="no-wrap" fo:border-left="0.74pt solid #4a86e8" style:direction="ltr" fo:border-right="0.74pt solid #4a86e8"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83838" style:text-outline="false" style:text-line-through-style="none" style:text-line-through-type="none" style:font-name="BlinkMacSystemFont" fo:font-size="11pt" fo:font-style="normal" fo:text-shadow="none" style:text-underline-style="none" fo:font-weight="normal" style:font-size-asian="11pt" style:font-style-asian="normal" style:font-weight-asian="normal" style:font-name-complex="BlinkMacSystemFont"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0.74pt solid #4a86e8"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4a86e8"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8" table:default-cell-style-name="Default"/>
        <table:table-column table:style-name="co2" table:number-columns-repeated="1016" table:default-cell-style-name="Default"/>
        <table:table-row table:style-name="ro1">
          <table:table-cell table:style-name="ce1" office:value-type="string" calcext:value-type="string">
            <text:p>Timestamp</text:p>
          </table:table-cell>
          <table:table-cell table:style-name="ce2" office:value-type="string" calcext:value-type="string">
            <text:p>Câu hỏi không có tiêu đề</text:p>
          </table:table-cell>
          <table:table-cell table:number-columns-repeated="1022"/>
        </table:table-row>
        <table:table-row table:style-name="ro2" table:number-rows-repeated="1048574">
          <table:table-cell table:number-columns-repeated="1024"/>
        </table:table-row>
        <table:table-row table:style-name="ro2">
          <table:table-cell table:number-columns-repeated="1024"/>
        </table:table-row>
      </table:table>
      <table:table table:name="Sheet1" table:style-name="ta2">
        <table:table-column table:style-name="co3" table:default-cell-style-name="Default"/>
        <table:table-column table:style-name="co4" table:default-cell-style-name="Default"/>
        <table:table-column table:style-name="co5" table:number-columns-repeated="24" table:default-cell-style-name="Default"/>
        <table:table-column table:style-name="co2" table:number-columns-repeated="998" table:default-cell-style-name="Default"/>
        <table:table-row table:style-name="ro3">
          <table:table-cell table:style-name="ce1" office:value-type="string" calcext:value-type="string">
            <text:p>roomImage</text:p>
          </table:table-cell>
          <table:table-cell table:style-name="ce2" office:value-type="string" calcext:value-type="string">
            <text:p>vùng</text:p>
          </table:table-cell>
          <table:table-cell table:number-columns-repeated="1022"/>
        </table:table-row>
        <table:table-row table:style-name="ro3">
          <table:table-cell table:style-name="ce2" office:value-type="string" calcext:value-type="string">
            <text:p>vanchairesort</text:p>
          </table:table-cell>
          <table:table-cell table:style-name="ce2" office:value-type="string" calcext:value-type="string">
            <text:p>Tọa lạc tại khu Bãi biển Sầm Sơn thanh bình, Van Chai Resort cung cấp các phòng nghỉ được trang trí tuyệt đẹp với Wi-Fi miễn phí và 2 hồ bơi.</text:p>
            <text:p/>
            <text:p>Du khách có thể thư giãn bên hồ bơi ngoài trời hoặc trong nhà hay chăm sóc bản thân tại spa hoặc tận hưởng liệu pháp mát-xa truyền thống. Lễ tân 24 giờ có thể hỗ trợ khách với dịch vụ giặt/ủi và dịch vụ phòng. Để tạo thuận tiện cho khách, chỗ nghỉ này còn cung cấp dịch vụ đưa đón sân bay với một khoản phụ phí.</text:p>
            <text:p/>
            <text:p>Các phòng nghỉ máy lạnh tại Van Chai Resort có quạt máy, bàn làm việc, TV truyền hình cáp màn hình phẳng và ban công nhìn ra khu vườn. Các phòng tắm riêng được trang bị tiện nghi vòi sen và bồn tắm.</text:p>
            <text:p/>
            <text:p>Du khách có thể dùng bữa tại 2 lựa chọn ăn uống, nhà hàng Ocean Restaurant phục vụ hải sản và ẩm thực Việt Nam trong khi nhà hàng Ngu Ong Restaurant cung cấp các món ăn phương Tây.</text:p>
            <text:p/>
            <text:p>Nằm trên 2 ha vườn nhiệt đới tươi tốt, resort cách Thủ đô Hà Nội 170 km.</text:p>
          </table:table-cell>
          <table:table-cell table:number-columns-repeated="1022"/>
        </table:table-row>
        <table:table-row table:style-name="ro3">
          <table:table-cell table:style-name="ce3" office:value-type="string" calcext:value-type="string">
            <text:p>Mega Light Hotel</text:p>
          </table:table-cell>
          <table:table-cell table:style-name="ce2" office:value-type="string" calcext:value-type="string">
            <text:p>Nằm ở thành phố Nha Trang, cách Bãi đá Hòn Chồng 200 m, Mega Light Hotel cung cấp chỗ nghỉ bên bờ biển cùng nhiều tiện nghi như nhà hàng, hồ bơi ngoài trời và sảnh khách chung. Khách sạn có các phòng gia đình và sân hiên. Chỗ nghỉ cũng cung cấp dịch vụ lễ tân 24 giờ, dịch vụ phòng và dịch vụ thu đổi ngoại tệ cho khách.</text:p>
            <text:p/>
            <text:p>Phòng nghỉ của khách sạn được trang bị máy điều hòa, truyền hình vệ tinh màn hình phẳng, ấm đun nước, vòi sen, máy sấy tóc và tủ để quần áo. Các phòng còn có phòng tắm riêng đi kèm đồ vệ sinh cá nhân miễn phí.</text:p>
            <text:p/>
            <text:p>Mega Light Hotel phục vụ bữa sáng kiểu lục địa hoặc bữa sáng tự chọn.</text:p>
            <text:p/>
            <text:p>Chỗ nghỉ nằm trong bán kính 2,5 km từ Bãi biển Nha Trang và 1,7 km từ Hòn Chồng. Sân bay gần nhất là sân bay quốc tế Cam Ranh, cách đó 42 km, và Mega Light Hotel cung cấp dịch vụ đưa đón sân bay với một khoản phụ phí.</text:p>
          </table:table-cell>
          <table:table-cell table:number-columns-repeated="1022"/>
        </table:table-row>
        <table:table-row table:style-name="ro3">
          <table:table-cell table:style-name="ce2" office:value-type="string" calcext:value-type="string">
            <text:p>_x0008_Serana Nha trang hotel</text:p>
          </table:table-cell>
          <table:table-cell table:style-name="ce2" office:value-type="string" calcext:value-type="string">
            <text:p> Một trong những chỗ nghỉ bán chạy nhất ở Nha Trang của chúng tôi!</text:p>
            <text:p>Nằm tại thành phố Nha Trang, cách Bãi biển Nha Trang 200 m, Serena Nha Trang Hotel cung cấp chỗ nghỉ bên bãi biển với nhiều tiện nghi như phòng khách chung và sân hiên. Các tiện nghi của chỗ nghỉ bao gồm nhà hàng, lễ tân 24 giờ, dịch vụ phòng và WiFi miễn phí trong toàn bộ khuôn viên. Chỗ nghỉ cũng cung cấp dịch vụ đưa đón sân bay và dịch vụ cho thuê xe đạp.</text:p>
            <text:p/>
            <text:p>Tất cả phòng nghỉ tại khách sạn đều được trang bị máy điều hòa, TV màn hình phẳng với truyền hình vệ tinh, tủ lạnh, ấm đun nước, chậu rửa vệ sinh (bidet), máy sấy tóc và bàn làm việc. Ngoài ra, phòng còn có tủ để quần áo và phòng tắm riêng.</text:p>
            <text:p/>
            <text:p>Các điểm tham quan nổi tiếng gần Serena Nha Trang Hotel bao gồm Quảng trường 2/4, Tháp Trầm Hương và trung tâm dịch vụ thuyền buồm Sailing Center Vietnam. Sân bay gần nhất là sân bay quốc tế Cam Ranh, cách chỗ nghỉ 37 km.</text:p>
          </table:table-cell>
          <table:table-cell table:number-columns-repeated="1022"/>
        </table:table-row>
        <table:table-row table:style-name="ro3">
          <table:table-cell table:style-name="ce4" office:value-type="string" calcext:value-type="string">
            <text:p>The Circle Retro Homestay</text:p>
          </table:table-cell>
          <table:table-cell table:style-name="ce2" office:value-type="string" calcext:value-type="string">
            <text:p>ọa lạc tại thành phố Đà Lạt, The Circle Retro Homestay có nhà hàng, quán bar, sảnh khách chung và khu vườn. Khách sạn này có các phòng gia đình và tiện nghi BBQ. Chỗ nghỉ cũng có lễ tân 24 giờ, dịch vụ đưa đón sân bay, bếp chung và WiFi miễn phí trong toàn bộ khuôn viên.</text:p>
            <text:p/>
            <text:p>Mỗi phòng nghỉ tại đây đều được bố trí phòng tắm riêng với vòi sen, máy sấy tóc và đồ vệ sinh cá nhân miễn phí. Trong phòng còn được trang bị tủ để quần áo và ấm đun nước.</text:p>
            <text:p/>
            <text:p>Khách sạn phục vụ bữa sáng kiểu Á hàng ngày.</text:p>
            <text:p/>
            <text:p>The Circle Retro Homestay có sân hiên.</text:p>
            <text:p/>
            <text:p>Hồ Xuân Hương và Công viên Yersin đều nằm cách chỗ nghỉ 1,8 km. Sân bay gần nhất là sân bay Liên Khương, nằm trong bán kính 27 km từ The Circle Retro Homestay.</text:p>
            <text:p/>
          </table:table-cell>
          <table:table-cell table:number-columns-repeated="1022"/>
        </table:table-row>
        <table:table-row table:style-name="ro3" table:number-rows-repeated="987">
          <table:table-cell table:number-columns-repeated="1024"/>
        </table:table-row>
        <table:table-row table:style-name="ro2" table:number-rows-repeated="1047583">
          <table:table-cell table:number-columns-repeated="1024"/>
        </table:table-row>
        <table:table-row table:style-name="ro2">
          <table:table-cell table:number-columns-repeated="1024"/>
        </table:table-row>
      </table:table>
      <table:table table:name="Sheet2" table:style-name="ta3">
        <table:table-column table:style-name="co6" table:default-cell-style-name="Default"/>
        <table:table-column table:style-name="co2" table:default-cell-style-name="Default"/>
        <table:table-column table:style-name="co7" table:default-cell-style-name="Default"/>
        <table:table-column table:style-name="co2" table:number-columns-repeated="1021" table:default-cell-style-name="Default"/>
        <table:table-row table:style-name="ro1">
          <table:table-cell table:style-name="ce5" office:value-type="string" calcext:value-type="string">
            <text:p>roomID</text:p>
          </table:table-cell>
          <table:table-cell table:style-name="ce7" office:value-type="string" calcext:value-type="string">
            <text:p>roomTitle</text:p>
          </table:table-cell>
          <table:table-cell table:style-name="ce7" office:value-type="string" calcext:value-type="string">
            <text:p>roomContent</text:p>
          </table:table-cell>
          <table:table-cell table:style-name="ce7" office:value-type="string" calcext:value-type="string">
            <text:p>userName</text:p>
          </table:table-cell>
          <table:table-cell table:style-name="ce7" office:value-type="string" calcext:value-type="string">
            <text:p>area</text:p>
          </table:table-cell>
          <table:table-cell table:style-name="ce7" office:value-type="string" calcext:value-type="string">
            <text:p>tag</text:p>
          </table:table-cell>
          <table:table-cell table:style-name="ce7" office:value-type="string" calcext:value-type="string">
            <text:p>createddate</text:p>
          </table:table-cell>
          <table:table-cell table:style-name="ce7" office:value-type="string" calcext:value-type="string">
            <text:p>roomstatus</text:p>
          </table:table-cell>
          <table:table-cell table:style-name="ce7" office:value-type="string" calcext:value-type="string">
            <text:p>introduce</text:p>
          </table:table-cell>
          <table:table-cell table:style-name="ce15" office:value-type="string" calcext:value-type="string">
            <text:p>roomprice</text:p>
          </table:table-cell>
          <table:table-cell table:style-name="ce2" office:value-type="string" calcext:value-type="string">
            <text:p>anh</text:p>
          </table:table-cell>
          <table:table-cell table:number-columns-repeated="1013"/>
        </table:table-row>
        <table:table-row table:style-name="ro1">
          <table:table-cell table:style-name="ce6" office:value-type="float" office:value="5" calcext:value-type="float">
            <text:p>5</text:p>
          </table:table-cell>
          <table:table-cell table:style-name="ce8" office:value-type="string" calcext:value-type="string">
            <text:p>RedDoorz Hostel @ Hang Chieu Street</text:p>
          </table:table-cell>
          <table:table-cell table:style-name="ce8" office:value-type="string" calcext:value-type="string">
            <text:p>Hanoi Paraiso Hostel &amp; Travel cách Ô Quan Chưởng 100 m và Chợ Đồng Xuân 200 m. Sân bay gần nhất là sân bay quốc tế Nội Bài, cách đó 20 km. Dịch vụ đưa đón sân bay được cung cấp với một khoản phụ phí.</text:p>
            <text:p/>
            <text:p>Một số phòng có khu vực tiếp khách để tạo thuận tiện cho khách. Các phòng đi kèm phòng tắm riêng.</text:p>
            <text:p/>
            <text:p>Quầy lễ tân 24 giờ cung cấp dịch vụ để hành lý.</text:p>
            <text:p/>
            <text:p>Quận Hoàn Kiếm là lựa chọn tuyệt vời cho du khách thích người dân thân thiện, ngắm người qua lại và ẩm thực.</text:p>
            <text:p/>
            <text:p>Đây là khu vực ở Hà Nội mà khách yêu thích, theo các đánh giá độc lập.</text:p>
            <text:p/>
            <text:p>Các cặp đôi đặc biệt thích địa điểm này — họ cho điểm 9,1 cho kỳ nghỉ dành cho 2 người.</text:p>
            <text:p/>
            <text:p>Chúng tôi sử dụng ngôn ngữ của bạn!</text:p>
          </table:table-cell>
          <table:table-cell table:style-name="ce8" office:value-type="string" calcext:value-type="string">
            <text:p>tu</text:p>
          </table:table-cell>
          <table:table-cell table:style-name="ce8" office:value-type="string" calcext:value-type="string">
            <text:p>Hà Nội</text:p>
          </table:table-cell>
          <table:table-cell table:style-name="ce8" office:value-type="string" calcext:value-type="string">
            <text:p>wifi , spa , phục vụ</text:p>
          </table:table-cell>
          <table:table-cell table:style-name="ce12" office:value-type="date" office:date-value="2020-03-12" calcext:value-type="date">
            <text:p>2020-03-12</text:p>
          </table:table-cell>
          <table:table-cell table:style-name="ce8" table:formula="of:=TRUE()" office:value-type="float" office:value="1" calcext:value-type="float">
            <text:p>1</text:p>
          </table:table-cell>
          <table:table-cell table:style-name="ce8" office:value-type="string" calcext:value-type="string">
            <text:p>Hanoi Paraiso Hostel &amp; Travel cung cấp các chỗ ở giữa sự nhộn nhịp và hối hả của thành phố Hà Nội.</text:p>
          </table:table-cell>
          <table:table-cell table:style-name="ce16" office:value-type="string" calcext:value-type="string">
            <text:p>9000f</text:p>
          </table:table-cell>
          <table:table-cell table:style-name="ce2" office:value-type="string" calcext:value-type="string">
            <text:p>5-242469227.jpg , 5-242469004.jpg</text:p>
          </table:table-cell>
          <table:table-cell table:number-columns-repeated="1013"/>
        </table:table-row>
        <table:table-row table:style-name="ro1">
          <table:table-cell table:style-name="ce6" office:value-type="float" office:value="7" calcext:value-type="float">
            <text:p>7</text:p>
          </table:table-cell>
          <table:table-cell table:style-name="ce8" office:value-type="string" calcext:value-type="string">
            <text:p>PentStudio West Lake Hanoi</text:p>
          </table:table-cell>
          <table:table-cell table:style-name="ce8" office:value-type="string" calcext:value-type="string">
            <text:p>Khách nghỉ tại PentStudio West Lake Hanoi có thể thưởng thức bữa sáng à la carte.</text:p>
            <text:p/>
            <text:p>Chỗ nghỉ có hồ bơi trong nhà.</text:p>
            <text:p/>
            <text:p>PentStudio West Lake Hanoi cung cấp dịch vụ cho thuê xe hơi.</text:p>
            <text:p/>
            <text:p>PentStudio West Lake Hanoi cách Đền Quán Thánh 5 km, Bảo tàng Dân tộc học Việt Nam 6 km và sân bay gần nhất là sân bay quốc tế Nội Bài 23 km.</text:p>
            <text:p/>
            <text:p>Quận Tây Hồ là lựa chọn tuyệt vời cho du khách thích ngắm cảnh, lịch sử và văn hóa.</text:p>
          </table:table-cell>
          <table:table-cell table:style-name="ce8" office:value-type="string" calcext:value-type="string">
            <text:p>tu</text:p>
          </table:table-cell>
          <table:table-cell table:style-name="ce8" office:value-type="string" calcext:value-type="string">
            <text:p>Hà Nội</text:p>
          </table:table-cell>
          <table:table-cell table:style-name="ce8" office:value-type="string" calcext:value-type="string">
            <text:p>Hồ bơi , quầy bar</text:p>
          </table:table-cell>
          <table:table-cell table:style-name="ce12" office:value-type="date" office:date-value="2020-03-12" calcext:value-type="date">
            <text:p>2020-03-12</text:p>
          </table:table-cell>
          <table:table-cell table:style-name="ce8" table:formula="of:=TRUE()" office:value-type="float" office:value="1" calcext:value-type="float">
            <text:p>1</text:p>
          </table:table-cell>
          <table:table-cell table:style-name="ce8" office:value-type="string" calcext:value-type="string">
            <text:p>Nằm cách Hồ Tây 5 km, PentStudio West Lake Hanoi cung cấp chỗ nghỉ với nhà hàng.</text:p>
          </table:table-cell>
          <table:table-cell table:style-name="ce16" office:value-type="string" calcext:value-type="string">
            <text:p>9000f</text:p>
          </table:table-cell>
          <table:table-cell table:style-name="ce2" office:value-type="string" calcext:value-type="string">
            <text:p>7-222352967.jpg , 7-231767722.jpg</text:p>
          </table:table-cell>
          <table:table-cell table:number-columns-repeated="1013"/>
        </table:table-row>
        <table:table-row table:style-name="ro1">
          <table:table-cell table:style-name="ce6" office:value-type="float" office:value="8" calcext:value-type="float">
            <text:p>8</text:p>
          </table:table-cell>
          <table:table-cell table:style-name="ce8" office:value-type="string" calcext:value-type="string">
            <text:p>Bespoke Colonial House Near Hoan Kiem Lake</text:p>
          </table:table-cell>
          <table:table-cell table:style-name="ce8" office:value-type="string" calcext:value-type="string">
            <text:p>Tọa lạc ở thành phố Hà Nội, cách Chợ Đồng Xuân 700 m và Ô Quan Chưởng chưa đầy 1 km, "Centraltique Downtown - Bespoke Colonial House Near Hoan Kiem Lake" cung cấp chỗ nghỉ với WiFi miễn phí, máy điều hòa, nhà hàng và quán bar.</text:p>
            <text:p/>
            <text:p>Căn hộ có sân hiên và sảnh khách chung.</text:p>
            <text:p/>
            <text:p>Các điểm tham quan nổi tiếng gần "Centraltique Downtown - Bespoke" gồm có Nhà hát múa rối nước Thăng Long, Nhà Thờ Lớn và Hồ Hoàn Kiếm. Sân bay gần nhất là sân bay quốc tế Nội Bài, cách chỗ nghỉ 25 km.</text:p>
            <text:p/>
            <text:p>Quận Hoàn Kiếm là lựa chọn tuyệt vời cho du khách thích người dân thân thiện, ngắm người qua lại và ẩm thực.</text:p>
            <text:p/>
            <text:p>Đây là khu vực ở Hà Nội mà khách yêu thích, theo các đánh giá độc lập.</text:p>
            <text:p/>
            <text:p>Các cặp đôi đặc biệt thích địa điểm này — họ cho điểm 9,8 cho kỳ nghỉ dành cho 2 người.</text:p>
          </table:table-cell>
          <table:table-cell table:style-name="ce8" office:value-type="string" calcext:value-type="string">
            <text:p>tu</text:p>
          </table:table-cell>
          <table:table-cell table:style-name="ce8" office:value-type="string" calcext:value-type="string">
            <text:p>Hà Nội</text:p>
          </table:table-cell>
          <table:table-cell table:style-name="ce8" office:value-type="string" calcext:value-type="string">
            <text:p>Hồ bơi , quầy bar</text:p>
          </table:table-cell>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8" office:value-type="string" calcext:value-type="string">
            <text:p>Tọa lạc ở thành phố Hà Nội, cách Chợ Đồng Xuân 700 m và Ô Quan Chưởng chưa đầy 1 km.</text:p>
          </table:table-cell>
          <table:table-cell table:style-name="ce16" office:value-type="string" calcext:value-type="string">
            <text:p>8000f</text:p>
          </table:table-cell>
          <table:table-cell table:style-name="ce2" office:value-type="string" calcext:value-type="string">
            <text:p>8-230425252.jpg , 8-229037545.jpg</text:p>
          </table:table-cell>
          <table:table-cell table:number-columns-repeated="1013"/>
        </table:table-row>
        <table:table-row table:style-name="ro1">
          <table:table-cell table:style-name="ce6" office:value-type="float" office:value="9" calcext:value-type="float">
            <text:p>9</text:p>
          </table:table-cell>
          <table:table-cell table:style-name="ce8" office:value-type="string" calcext:value-type="string">
            <text:p>May Tropical Villas</text:p>
          </table:table-cell>
          <table:table-cell table:style-name="ce8" office:value-type="string" calcext:value-type="string">
            <text:p>Tọa lạc tại thành phố Hà Nội, cách xã Yên Bài 3,8 km, May Tropical Villas có nhà hàng và WiFi miễn phí.</text:p>
            <text:p/>
            <text:p>Tất cả phòng nghỉ tại đây đều được bố trí khu vực ghế ngồi, truyền hình vệ tinh màn hình phẳng cũng như phòng tắm riêng với máy sấy tóc và vòi sen. Để thêm phần thuận tiện cho du khách, chỗ nghỉ có thể cung cấp khăn tắm và ga trải giường với một khoản phụ phí.</text:p>
            <text:p/>
            <text:p>Khách sạn phục vụ bữa sáng à la carte hàng ngày.</text:p>
            <text:p/>
            <text:p>Khách lưu trú tại May Tropical Villas có thể đi xe đạp ở khu vực gần đó hoặc thư giãn trong vườn.</text:p>
            <text:p/>
            <text:p>Sân bay gần nhất là sân bay quốc tế Nội Bài, cách chỗ nghỉ 69 km.</text:p>
            <text:p/>
            <text:p>Các cặp đôi đặc biệt thích địa điểm này — họ cho điểm 9,1 cho kỳ nghỉ dành cho 2 người.</text:p>
          </table:table-cell>
          <table:table-cell table:style-name="ce8" office:value-type="string" calcext:value-type="string">
            <text:p>tu</text:p>
          </table:table-cell>
          <table:table-cell table:style-name="ce8" office:value-type="string" calcext:value-type="string">
            <text:p>Hà Nội</text:p>
          </table:table-cell>
          <table:table-cell table:style-name="ce8" office:value-type="string" calcext:value-type="string">
            <text:p>wifi , spa , phục vụ</text:p>
          </table:table-cell>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14" office:value-type="string" calcext:value-type="string">
            <text:p>Tọa lạc tại thành phố Hà Nội, cách xã Yên Bài 3,8 km, May Tropical Villas có nhà hàng và WiFi miễn phí.</text:p>
          </table:table-cell>
          <table:table-cell table:style-name="ce16" office:value-type="string" calcext:value-type="string">
            <text:p>8000f</text:p>
          </table:table-cell>
          <table:table-cell table:style-name="ce2" office:value-type="string" calcext:value-type="string">
            <text:p>9-229852260.jpg , 9-229852116.jpg</text:p>
          </table:table-cell>
          <table:table-cell table:number-columns-repeated="1013"/>
        </table:table-row>
        <table:table-row table:style-name="ro1">
          <table:table-cell table:style-name="ce6" office:value-type="float" office:value="10" calcext:value-type="float">
            <text:p>10</text:p>
          </table:table-cell>
          <table:table-cell table:style-name="ce8" office:value-type="string" calcext:value-type="string">
            <text:p>Indochina Antique Villa</text:p>
          </table:table-cell>
          <table:table-cell table:style-name="ce8" office:value-type="string" calcext:value-type="string">
            <text:p>Featuring a restaurant, a bar, a shared lounge and a garden, Ciel Jardin Old Quarter Indochina Antique Villa is located in the Hoan Kiem district of Hanoi, only 1.1 km from Hanoi Temple of Literature. It is set 1.1 km from Thang Long Water Puppet Theater and provides a shared kitchen.</text:p>
            <text:p/>
            <text:p>The villa consists of 1 separate bedroom, 1 bathroom and a living room.</text:p>
            <text:p/>
            <text:p>The villa offers a children's playground. Both a bicycle rental service and a car rental service are available at Ciel Jardin Old Quarter Indochina Antique Villa, while hiking can be enjoyed nearby.</text:p>
            <text:p/>
            <text:p>Popular points of interest near the accommodation include Dong Xuan Market, Hoan Kiem Lake and Vietnam Fine Arts Museum. The nearest airport is Noi Bai International, 25 km from Ciel Jardin Old Quarter Indochina Antique Villa, and the property offers a paid airport shuttle service.</text:p>
            <text:p/>
            <text:p>Quận Hoàn Kiếm là lựa chọn tuyệt vời cho du khách thích người dân thân thiện, ngắm người qua lại và ẩm thực.</text:p>
            <text:p/>
            <text:p>Đây là khu vực ở Hà Nội mà khách yêu thích, theo các đánh giá độc lập.</text:p>
            <text:p/>
            <text:p>Ciel Jardin Old Quarter Indochina Antique Villa đã chào đón khách Booking.com từ Ngày 4 Tháng 6 Năm 2019.</text:p>
            <text:p/>
          </table:table-cell>
          <table:table-cell table:style-name="ce8" office:value-type="string" calcext:value-type="string">
            <text:p>dung</text:p>
          </table:table-cell>
          <table:table-cell table:style-name="ce8" office:value-type="string" calcext:value-type="string">
            <text:p>Đà Nẵng</text:p>
          </table:table-cell>
          <table:table-cell table:style-name="ce8" office:value-type="string" calcext:value-type="string">
            <text:p>Hồ bơi , quầy bar</text:p>
          </table:table-cell>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8" office:value-type="string" calcext:value-type="string">
            <text:p>The villa consists of 1 separate bedroom, 1 bathroom and a living room.</text:p>
          </table:table-cell>
          <table:table-cell table:style-name="ce16" office:value-type="string" calcext:value-type="string">
            <text:p>8000f</text:p>
          </table:table-cell>
          <table:table-cell table:style-name="ce2" office:value-type="string" calcext:value-type="string">
            <text:p>10-213872945.jpg , 10-213872897.jpg</text:p>
          </table:table-cell>
          <table:table-cell table:number-columns-repeated="1013"/>
        </table:table-row>
        <table:table-row table:style-name="ro1">
          <table:table-cell table:style-name="ce6" office:value-type="float" office:value="11" calcext:value-type="float">
            <text:p>11</text:p>
          </table:table-cell>
          <table:table-cell table:style-name="ce8" office:value-type="string" calcext:value-type="string">
            <text:p>THI Boutique Villa</text:p>
          </table:table-cell>
          <table:table-cell table:style-name="ce8" office:value-type="string" calcext:value-type="string">
            <text:p>Nằm tại thành phố Đà Nẵng, cách Bãi biển Mỹ Khê trong vòng 500 m, THI Boutique Villa có dịch vụ nhận phòng/trả phòng cấp tốc, phòng nghỉ không gây dị ứng, vườn, WiFi miễn phí và sân hiên. Khách sạn 2 sao này cũng có dịch vụ phòng, bàn đặt tour và bếp chung. Chỗ nghỉ cung cấp dịch vụ lễ tân 24 giờ và dịch vụ thu đổi ngoại tệ cho khách.</text:p>
            <text:p/>
            <text:p>Tất cả phòng nghỉ tại khách sạn đều được bố trí khu vực ghế ngồi, TV màn hình phẳng và tủ lạnh.</text:p>
            <text:p/>
            <text:p>THI Boutique Villa phục vụ bữa sáng à la carte hàng ngày.</text:p>
            <text:p/>
            <text:p>Du khách nghỉ tại đây có thể tham gia các hoạt động trong và xung quanh thành phố Đà Nẵng, như đi bộ đường dài.</text:p>
            <text:p/>
            <text:p>THI Boutique Villa nằm cách Cầu Sông Hàn 2,1 km và Cầu tàu Tình yêu 2,4 km. Sân bay gần nhất là sân bay quốc tế Đà Nẵng, nằm trong bán kính 6 km từ khách sạn, và chỗ nghỉ cung cấp dịch vụ đưa đón sân bay với một khoản phụ phí.</text:p>
            <text:p/>
            <text:p>Các cặp đôi đặc biệt thích địa điểm này — họ cho điểm 9,6 cho kỳ nghỉ dành cho 2 người.</text:p>
          </table:table-cell>
          <table:table-cell table:style-name="ce8" office:value-type="string" calcext:value-type="string">
            <text:p>dung</text:p>
          </table:table-cell>
          <table:table-cell table:style-name="ce8" office:value-type="string" calcext:value-type="string">
            <text:p>Đà Nẵng</text:p>
          </table:table-cell>
          <table:table-cell table:style-name="ce8" office:value-type="string" calcext:value-type="string">
            <text:p>wifi , spa , phục vụ</text:p>
          </table:table-cell>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8" office:value-type="string" calcext:value-type="string">
            <text:p>Nằm tại thành phố Đà Nẵng, cách Bãi biển Mỹ Khê trong vòng 500 m. </text:p>
          </table:table-cell>
          <table:table-cell table:style-name="ce16" office:value-type="string" calcext:value-type="string">
            <text:p>10000f</text:p>
          </table:table-cell>
          <table:table-cell table:style-name="ce2" office:value-type="string" calcext:value-type="string">
            <text:p>11-247493835.jpg , 11-238493268.jpg</text:p>
          </table:table-cell>
          <table:table-cell table:number-columns-repeated="1013"/>
        </table:table-row>
        <table:table-row table:style-name="ro1">
          <table:table-cell table:style-name="ce6" office:value-type="float" office:value="12" calcext:value-type="float">
            <text:p>12</text:p>
          </table:table-cell>
          <table:table-cell table:style-name="ce9" table:number-columns-repeated="2"/>
          <table:table-cell table:style-name="ce8" office:value-type="string" calcext:value-type="string">
            <text:p>toan</text:p>
          </table:table-cell>
          <table:table-cell table:style-name="ce9" table:number-columns-repeated="2"/>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9"/>
          <table:table-cell table:style-name="ce16" office:value-type="string" calcext:value-type="string">
            <text:p>10000f</text:p>
          </table:table-cell>
          <table:table-cell table:number-columns-repeated="1014"/>
        </table:table-row>
        <table:table-row table:style-name="ro1">
          <table:table-cell table:style-name="ce6" office:value-type="float" office:value="13" calcext:value-type="float">
            <text:p>13</text:p>
          </table:table-cell>
          <table:table-cell table:style-name="ce9" table:number-columns-repeated="2"/>
          <table:table-cell table:style-name="ce8" office:value-type="string" calcext:value-type="string">
            <text:p>toan</text:p>
          </table:table-cell>
          <table:table-cell table:style-name="ce9" table:number-columns-repeated="2"/>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9"/>
          <table:table-cell table:style-name="ce16" office:value-type="string" calcext:value-type="string">
            <text:p>10000f</text:p>
          </table:table-cell>
          <table:table-cell table:number-columns-repeated="1014"/>
        </table:table-row>
        <table:table-row table:style-name="ro1">
          <table:table-cell table:style-name="ce6" office:value-type="float" office:value="15" calcext:value-type="float">
            <text:p>15</text:p>
          </table:table-cell>
          <table:table-cell table:style-name="ce10" table:number-columns-repeated="2"/>
          <table:table-cell table:style-name="ce11" office:value-type="string" calcext:value-type="string">
            <text:p>tu1</text:p>
          </table:table-cell>
          <table:table-cell table:style-name="ce10" table:number-columns-repeated="2"/>
          <table:table-cell table:style-name="ce13" office:value-type="date" office:date-value="2020-03-12" calcext:value-type="date">
            <text:p>2020-03-12</text:p>
          </table:table-cell>
          <table:table-cell table:style-name="ce8" table:formula="of:=TRUE()" office:value-type="float" office:value="1" calcext:value-type="float">
            <text:p>1</text:p>
          </table:table-cell>
          <table:table-cell table:style-name="ce10"/>
          <table:table-cell table:style-name="ce16" office:value-type="string" calcext:value-type="string">
            <text:p>10000f</text:p>
          </table:table-cell>
          <table:table-cell table:number-columns-repeated="1014"/>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nkMacSystemFont" svg:font-family="BlinkMacSystemFont"/>
    <style:font-face style:name="Calibri" svg:font-family="Calibri"/>
    <style:font-face style:name="Docs-Calibri" svg:font-family="Docs-Calibri"/>
    <style:font-face style:name="System-ui" svg:font-family="System-u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4" meta:object-count="0"/>
    <meta:generator>LibreOfficeDev/6.0.5.2$Linux_X86_64 LibreOffice_project/</meta:generator>
  </office:meta>
</office:document-meta>
</file>